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135cm" fo:margin-left="0.035cm" fo:margin-top="0cm" fo:margin-bottom="0cm" table:align="left" style:writing-mode="lr-tb"/>
    </style:style>
    <style:style style:name="Таблица1.A" style:family="table-column">
      <style:table-column-properties style:column-width="0.69cm"/>
    </style:style>
    <style:style style:name="Таблица1.B" style:family="table-column">
      <style:table-column-properties style:column-width="1.284cm"/>
    </style:style>
    <style:style style:name="Таблица1.C" style:family="table-column">
      <style:table-column-properties style:column-width="1.231cm"/>
    </style:style>
    <style:style style:name="Таблица1.D" style:family="table-column">
      <style:table-column-properties style:column-width="1.487cm"/>
    </style:style>
    <style:style style:name="Таблица1.E" style:family="table-column">
      <style:table-column-properties style:column-width="3.916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0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9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margin-left="5.175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/>
    </style:style>
    <style:style style:name="P13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4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</style:style>
    <style:style style:name="P15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18" style:family="paragraph" style:parent-style-name="Standard">
      <style:paragraph-properties fo:line-height="0.467cm"/>
      <style:text-properties fo:font-size="10pt" style:font-size-asian="10pt" style:font-size-complex="10pt"/>
    </style:style>
    <style:style style:name="P19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line-height="0.347cm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rsid="0039a6bf" officeooo:paragraph-rsid="0039a6bf" style:font-size-asian="10pt" style:font-size-complex="10pt"/>
    </style:style>
    <style:style style:name="P23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24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5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6" style:family="paragraph" style:parent-style-name="Standard">
      <style:paragraph-properties fo:margin-left="0.624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7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8" style:family="paragraph" style:parent-style-name="Standard">
      <style:paragraph-properties fo:margin-left="0.282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29" style:family="paragraph" style:parent-style-name="Standard">
      <style:paragraph-properties fo:margin-left="0.176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0" style:family="paragraph" style:parent-style-name="Standard">
      <style:paragraph-properties fo:margin-left="1.235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1" style:family="paragraph" style:parent-style-name="Standard">
      <style:paragraph-properties fo:margin-left="0.388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2" style:family="paragraph" style:parent-style-name="Standard">
      <style:paragraph-properties fo:margin-left="1.411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3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4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35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line-height="0.005cm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7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38" style:family="paragraph" style:parent-style-name="Standard">
      <style:paragraph-properties fo:margin-left="0.695cm" fo:margin-right="0cm" fo:text-indent="0cm" style:auto-text-indent="false"/>
    </style:style>
    <style:style style:name="P39" style:family="paragraph" style:parent-style-name="Standard">
      <style:paragraph-properties fo:margin-left="0.7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bf36f"/>
    </style:style>
    <style:style style:name="P40" style:family="paragraph" style:parent-style-name="Standard">
      <style:paragraph-properties fo:margin-left="0cm" fo:margin-right="0cm" fo:line-height="0.353cm" fo:text-indent="0cm" style:auto-text-indent="false"/>
    </style:style>
    <style:style style:name="P41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P42" style:family="paragraph" style:parent-style-name="Standard">
      <style:paragraph-properties fo:margin-left="0cm" fo:margin-right="0cm" fo:text-indent="0cm" style:auto-text-indent="false"/>
    </style:style>
    <style:style style:name="P43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</style:style>
    <style:style style:name="P44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45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</style:style>
    <style:style style:name="P46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47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48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rsid="0039a6bf" officeooo:paragraph-rsid="0039a6bf" style:font-size-asian="10pt" style:font-size-complex="10pt"/>
    </style:style>
    <style:style style:name="P49" style:family="paragraph" style:parent-style-name="Standard" style:list-style-name="Numbering_20_123">
      <style:paragraph-properties fo:line-height="0.353cm"/>
      <style:text-properties fo:font-size="10pt" officeooo:rsid="003d460a" officeooo:paragraph-rsid="003d460a" style:font-size-asian="10pt" style:font-size-complex="10pt"/>
    </style:style>
    <style:style style:name="P50" style:family="paragraph" style:parent-style-name="Standard" style:list-style-name="WWNum3">
      <style:paragraph-properties fo:line-height="91%">
        <style:tab-stops>
          <style:tab-stop style:position="0.617cm"/>
        </style:tab-stops>
      </style:paragraph-properties>
    </style:style>
    <style:style style:name="P51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52" style:family="paragraph" style:parent-style-name="Standard">
      <style:paragraph-properties fo:line-height="91%" fo:text-align="start" style:justify-single-word="false">
        <style:tab-stops>
          <style:tab-stop style:position="0.635cm"/>
        </style:tab-stops>
      </style:paragraph-properties>
      <style:text-properties officeooo:paragraph-rsid="003dd82c"/>
    </style:style>
    <style:style style:name="P53" style:family="paragraph" style:parent-style-name="Standard" style:list-style-name="WWNum5">
      <style:paragraph-properties fo:margin-left="0.035cm" fo:margin-right="1.094cm" fo:line-height="115%" fo:text-indent="-0.016cm" style:auto-text-indent="false">
        <style:tab-stops>
          <style:tab-stop style:position="0.653cm"/>
        </style:tab-stops>
      </style:paragraph-properties>
      <style:text-properties officeooo:paragraph-rsid="0025ca97"/>
    </style:style>
    <style:style style:name="P54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P55" style:family="paragraph" style:parent-style-name="Standard">
      <style:paragraph-properties fo:line-height="91%" fo:text-align="start" style:justify-single-word="false"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56" style:family="paragraph" style:parent-style-name="Standard">
      <style:paragraph-properties fo:line-height="91%" fo:text-align="start" style:justify-single-word="false">
        <style:tab-stops>
          <style:tab-stop style:position="0.635cm"/>
        </style:tab-stops>
      </style:paragraph-properties>
      <style:text-properties fo:font-weight="normal" officeooo:rsid="003dd82c" officeooo:paragraph-rsid="003dd82c" style:font-weight-asian="normal" style:font-weight-complex="normal"/>
    </style:style>
    <style:style style:name="P57" style:family="paragraph" style:parent-style-name="Standard">
      <style:paragraph-properties style:line-height-at-least="0.503cm"/>
      <style:text-properties fo:font-weight="normal"/>
    </style:style>
    <style:style style:name="P58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3d460a" style:font-name-asian="Times New Roman1" style:font-size-asian="15pt" style:font-weight-asian="bold" style:font-size-complex="15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Times New Roman1" style:font-size-asian="10pt" style:font-size-complex="10pt"/>
    </style:style>
    <style:style style:name="T5" style:family="text">
      <style:text-properties fo:font-size="10pt" officeooo:rsid="0014d791" style:font-name-asian="Times New Roman1" style:font-size-asian="10pt" style:font-size-complex="10pt"/>
    </style:style>
    <style:style style:name="T6" style:family="text">
      <style:text-properties fo:font-size="10pt" officeooo:rsid="0015ac15" style:font-name-asian="Times New Roman1" style:font-size-asian="10pt" style:font-size-complex="10pt"/>
    </style:style>
    <style:style style:name="T7" style:family="text">
      <style:text-properties fo:font-size="10pt" officeooo:rsid="002b9f92" style:font-name-asian="Times New Roman1" style:font-size-asian="10pt" style:font-size-complex="10pt"/>
    </style:style>
    <style:style style:name="T8" style:family="text">
      <style:text-properties fo:font-size="10pt" officeooo:rsid="0037be60" style:font-name-asian="Times New Roman1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4d791" style:font-name-asian="Times New Roman1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5ac15" style:font-name-asian="Times New Roman1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7c12d" style:font-name-asian="Times New Roman1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885dd" style:font-name-asian="Times New Roman1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a4e77" style:font-name-asian="Times New Roman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bf36f" style:font-name-asian="Times New Roman1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29e748" style:font-name-asian="Times New Roman1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8" style:family="text">
      <style:text-properties fo:font-size="10pt" style:text-underline-style="solid" style:text-underline-width="auto" style:text-underline-color="font-color" fo:font-weight="normal" officeooo:rsid="0015ac15" style:font-name-asian="Times New Roman1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solid" style:text-underline-width="auto" style:text-underline-color="font-color" fo:font-weight="normal" officeooo:rsid="001a4e77" style:font-name-asian="Times New Roman1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solid" style:text-underline-width="auto" style:text-underline-color="font-color" fo:font-weight="normal" officeooo:rsid="003d460a" style:font-name-asian="Times New Roman1" style:font-size-asian="10pt" style:font-weight-asian="normal" style:font-size-complex="10pt" style:font-weight-complex="normal"/>
    </style:style>
    <style:style style:name="T21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22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17c12d" style:font-name-asian="Times New Roman1" style:font-size-asian="10pt" style:font-weight-asian="normal" style:font-size-complex="10pt" style:font-weight-complex="normal"/>
    </style:style>
    <style:style style:name="T24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25" style:family="text">
      <style:text-properties fo:font-size="10pt" style:text-underline-style="none" style:font-name-asian="Times New Roman1" style:font-size-asian="10pt" style:font-size-complex="10pt"/>
    </style:style>
    <style:style style:name="T26" style:family="text">
      <style:text-properties fo:font-size="14.5pt" style:font-name-asian="Times New Roman1" style:font-size-asian="14.5pt" style:font-size-complex="14.5pt"/>
    </style:style>
    <style:style style:name="T27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28" style:family="text">
      <style:text-properties fo:font-size="9.5pt" style:font-name-asian="Times New Roman1" style:font-size-asian="9.5pt" style:font-size-complex="9.5pt"/>
    </style:style>
    <style:style style:name="T29" style:family="text">
      <style:text-properties fo:font-size="9.5pt" officeooo:rsid="0014d791" style:font-name-asian="Times New Roman1" style:font-size-asian="9.5pt" style:font-size-complex="9.5pt"/>
    </style:style>
    <style:style style:name="T30" style:family="text">
      <style:text-properties fo:font-size="9.5pt" officeooo:rsid="0015ac15" style:font-name-asian="Times New Roman1" style:font-size-asian="9.5pt" style:font-size-complex="9.5pt"/>
    </style:style>
    <style:style style:name="T31" style:family="text">
      <style:text-properties fo:font-size="9.5pt" style:text-underline-style="solid" style:text-underline-width="auto" style:text-underline-color="font-color" officeooo:rsid="0037be60" style:font-name-asian="Times New Roman1" style:font-size-asian="9.5pt" style:font-size-complex="9.5pt"/>
    </style:style>
    <style:style style:name="T32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33" style:family="text">
      <style:text-properties fo:font-size="9pt" style:font-name-asian="Times New Roman1" style:font-size-asian="9pt" style:font-size-complex="9pt"/>
    </style:style>
    <style:style style:name="T34" style:family="text">
      <style:text-properties officeooo:rsid="0029e748"/>
    </style:style>
    <style:style style:name="T35" style:family="text">
      <style:text-properties officeooo:rsid="002b9f92"/>
    </style:style>
    <style:style style:name="T36" style:family="text">
      <style:text-properties officeooo:rsid="0036a4fb"/>
    </style:style>
    <style:style style:name="T37" style:family="text">
      <style:text-properties officeooo:rsid="0039a6bf"/>
    </style:style>
    <style:style style:name="T38" style:family="text">
      <style:text-properties officeooo:rsid="003dd82c"/>
    </style:style>
    <style:style style:name="T39" style:family="text">
      <style:text-properties fo:color="#569cd6" loext:opacity="100%"/>
    </style:style>
    <style:style style:name="T40" style:family="text">
      <style:text-properties fo:color="#569cd6" loext:opacity="100%" style:font-name="Droid Sans Mono" fo:font-size="10.5pt" fo:font-weight="normal" officeooo:rsid="003dd82c" fo:background-color="#1e1e1e" loext:char-shading-value="0" style:font-weight-asian="normal" style:font-weight-complex="normal"/>
    </style:style>
    <style:style style:name="T41" style:family="text">
      <style:text-properties fo:color="#ce9178" loext:opacity="100%"/>
    </style:style>
    <style:style style:name="T42" style:family="text">
      <style:text-properties fo:color="#ce9178" loext:opacity="100%" style:font-name="Droid Sans Mono" fo:font-size="10.5pt" fo:font-weight="normal" officeooo:rsid="003dd82c" fo:background-color="#1e1e1e" loext:char-shading-value="0" style:font-weight-asian="normal" style:font-weight-complex="normal"/>
    </style:style>
    <style:style style:name="T43" style:family="text">
      <style:text-properties fo:color="#d4d4d4" loext:opacity="100%" style:font-name="Droid Sans Mono" fo:font-size="10.5pt" fo:background-color="#1e1e1e" loext:char-shading-value="0"/>
    </style:style>
    <style:style style:name="T44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</text:span><text:span text:style-name="T2">8</text:span><text:span text:style-name="T3"><text:tab/></text:span><text:span text:style-name="T26">по курсу </text:span><text:span text:style-name="T27">фундаментальная информатика</text:span></text:p>
      <text:p text:style-name="P2"/>
      <text:p text:style-name="P11"><text:span text:style-name="T4">Студент группы </text:span><text:span text:style-name="T9">М8О-10</text:span><text:span text:style-name="T10">7</text:span><text:span text:style-name="T9">Б-2</text:span><text:span text:style-name="T10">2</text:span><text:span text:style-name="T9"> </text:span><text:span text:style-name="T10">Брюханов</text:span><text:span text:style-name="T9"> </text:span><text:span text:style-name="T10">Захар</text:span><text:span text:style-name="T9"> </text:span><text:span text:style-name="T10">Дмитриевич</text:span><text:span text:style-name="T4">, № по списку <text:s/></text:span><text:span text:style-name="T10">5</text:span></text:p>
      <text:p text:style-name="P3"/>
      <text:p text:style-name="P12"><text:span text:style-name="T4">Контакты: </text:span><text:a xlink:type="simple" xlink:href="mailto:brukhanovz@gmail.com" text:style-name="Internet_20_link" text:visited-style-name="Visited_20_Internet_20_Link"><text:span text:style-name="T5">brukhanovz</text:span></text:a><text:a xlink:type="simple" xlink:href="mailto:brukhanovz@gmail.com" text:style-name="Internet_20_link" text:visited-style-name="Visited_20_Internet_20_Link"><text:span text:style-name="T9">@gmail.com</text:span></text:a><text:span text:style-name="T9">; </text:span><text:span text:style-name="T16">telegram: @br_zahar</text:span></text:p>
      <text:p text:style-name="P4"/>
      <text:p text:style-name="P13"><text:span text:style-name="T4">Работа выполнена: «</text:span><text:span text:style-name="T8">23</text:span><text:span text:style-name="T28">» </text:span><text:span text:style-name="T31">октября</text:span><text:span text:style-name="T29"> </text:span><text:span text:style-name="T28">20</text:span><text:span text:style-name="T30">22</text:span><text:span text:style-name="T28">г.</text:span></text:p>
      <text:p text:style-name="P5"/>
      <text:p text:style-name="P12"><text:span text:style-name="T4">Преподаватель: </text:span><text:span text:style-name="T11">Аносова</text:span><text:span text:style-name="T9"> </text:span><text:span text:style-name="T11">Наталья Павловна</text:span><text:span text:style-name="T6"> </text:span><text:span text:style-name="T4">каф. 806</text:span></text:p>
      <text:p text:style-name="P6"/>
      <text:p text:style-name="P24">Входной контроль знаний с оценкой _____________________</text:p>
      <text:p text:style-name="P7"/>
      <text:p text:style-name="P14"><text:span text:style-name="T4">Отчет сдан «<text:tab/>» _________20</text:span><text:span text:style-name="T6">22 </text:span><text:span text:style-name="T4">г., итоговая оценка _____</text:span></text:p>
      <text:p text:style-name="P8"/>
      <text:p text:style-name="P25">Подпись преподавателя ________________</text:p>
      <text:p text:style-name="P9"/>
      <text:list xml:id="list351617297" text:style-name="WWNum1">
        <text:list-item>
          <text:list>
            <text:list-item>
              <text:p text:style-name="P43"><text:span text:style-name="T21">Тема:</text:span><text:span text:style-name="T17"> </text:span><text:span text:style-name="T20">Системы программирования на языке Си.__________</text:span><text:span text:style-name="T32">_______</text:span><text:span text:style-name="T17"> <text:s text:c="76"/></text:span><text:span text:style-name="T4">_______________________________________________________________________________________________</text:span><text:span text:style-name="T9"> <text:s text:c="4"/></text:span></text:p>
            </text:list-item>
          </text:list>
        </text:list-item>
      </text:list>
      <text:p text:style-name="P15"/>
      <text:list xml:id="list4074275419" text:style-name="WWNum2">
        <text:list-item>
          <text:p text:style-name="P44"><text:span text:style-name="T21">Цель работы:</text:span><text:span text:style-name="T17"> </text:span><text:span text:style-name="T20">Научиться писать и компилировать программы на языке Си.________________________________</text:span><text:span text:style-name="T18"> _________________________________________</text:span><text:span text:style-name="T32">________________________________________________________</text:span></text:p>
        </text:list-item>
      </text:list>
      <text:p text:style-name="P16"/>
      <text:p text:style-name="P26">_________________________________________________________________________________________________</text:p>
      <text:p text:style-name="P26">_________________________________________________________________________________________________</text:p>
      <text:p text:style-name="P15"/>
      <text:list xml:id="list151916557736257" text:continue-numbering="true" text:style-name="WWNum2">
        <text:list-item>
          <text:p text:style-name="P44"><text:span text:style-name="T21">Задание </text:span><text:span text:style-name="T4">(</text:span><text:span text:style-name="T24">вариант №</text:span><text:span text:style-name="T22"> </text:span><text:span text:style-name="T23">5</text:span><text:span text:style-name="T4">)</text:span><text:span text:style-name="T21">: _</text:span><text:span text:style-name="T4">___________________________________________________________________________</text:span></text:p>
        </text:list-item>
      </text:list>
      <text:p text:style-name="P27">_________________________________________________________________________________________________</text:p>
      <text:p text:style-name="P27">_________________________________________________________________________________________________</text:p>
      <text:p text:style-name="P27">_________________________________________________________________________________________________</text:p>
      <text:p text:style-name="P15"/>
      <text:list xml:id="list151916705855899" text:continue-numbering="true" text:style-name="WWNum2">
        <text:list-item>
          <text:p text:style-name="P45"><text:span text:style-name="T21">Оборудование </text:span><text:span text:style-name="T4">(</text:span><text:span text:style-name="T7">студента</text:span><text:span text:style-name="T4">):</text:span></text:p>
        </text:list-item>
      </text:list>
      <text:p text:style-name="P36"/>
      <text:p text:style-name="P16"/>
      <text:p text:style-name="P38"><text:span text:style-name="T4">Процессор </text:span><text:span text:style-name="T27">Intel® Core™ i5-8250U CPU @ 1.60GHz × 8</text:span><text:span text:style-name="T9"> </text:span><text:span text:style-name="T4"><text:s/>с ОП </text:span><text:span text:style-name="T13">1</text:span><text:span text:style-name="T9">2288</text:span><text:span text:style-name="T4"> Мб, НМД </text:span><text:span text:style-name="T9">_ <text:s/>524288_ <text:s/></text:span><text:span text:style-name="T4"><text:s/>Мб. Монитор </text:span><text:span text:style-name="T9">_______</text:span><text:span text:style-name="T12">lenovo</text:span><text:span text:style-name="T9">_________</text:span></text:p>
      <text:p text:style-name="P27">Другие устройства ________________________________________________________________________________</text:p>
      <text:p text:style-name="P27">_________________________________________________________________________________________________</text:p>
      <text:p text:style-name="P15"/>
      <text:list xml:id="list151916006806868" text:continue-numbering="true" text:style-name="WWNum2">
        <text:list-item>
          <text:p text:style-name="P46">Программное обеспечение (<text:span text:style-name="T35">студента</text:span>):</text:p>
        </text:list-item>
      </text:list>
      <text:p text:style-name="P36"/>
      <text:p text:style-name="P16"/>
      <text:p text:style-name="P38"><text:span text:style-name="T4">Операционная система семейства </text:span><text:span text:style-name="T9">___Unix____</text:span><text:span text:style-name="T4">, наименование </text:span><text:span text:style-name="T9">__</text:span><text:span text:style-name="T12">Ubuntu</text:span><text:span text:style-name="T9">____________</text:span><text:span text:style-name="T4"> версия </text:span><text:span text:style-name="T9">___</text:span><text:span text:style-name="T13">22.</text:span><text:span text:style-name="T9"> <text:s text:c="2"/>__________</text:span></text:p>
      <text:p text:style-name="P38"><text:span text:style-name="T4">интерпретатор команд </text:span><text:span text:style-name="T9">____bash________</text:span><text:span text:style-name="T4"> версия </text:span><text:span text:style-name="T9">__5.</text:span><text:span text:style-name="T14">1</text:span><text:span text:style-name="T9">.1</text:span><text:span text:style-name="T14">6</text:span><text:span text:style-name="T9">____</text:span><text:span text:style-name="T4">.</text:span></text:p>
      <text:p text:style-name="P38"><text:span text:style-name="T4">Система программирования </text:span><text:span text:style-name="T9">______________________________________</text:span><text:span text:style-name="T25">версия</text:span><text:span text:style-name="T4"> </text:span><text:span text:style-name="T9">_______________</text:span></text:p>
      <text:p text:style-name="P38"><text:span text:style-name="T4">Редактор текстов </text:span><text:span text:style-name="T17">_____</text:span><text:span text:style-name="T19">E</text:span><text:span text:style-name="T17">macs_______________________________________________</text:span><text:span text:style-name="T22"> версия </text:span><text:span text:style-name="T17">_</text:span><text:span text:style-name="T19">3.24.30</text:span><text:span text:style-name="T17"> <text:s text:c="2"/>_________</text:span></text:p>
      <text:p text:style-name="P39"><text:span text:style-name="T4">Утилиты операционной системы </text:span><text:span text:style-name="T14">Команды who, pwd, ls, cd, cp, mv, rm, cat, ps, mkdir, rmdir___________________ ________</text:span><text:span text:style-name="T9">_______</text:span><text:span text:style-name="T4">_______</text:span><text:span text:style-name="T9">_________________ _________________________________________________________</text:span></text:p>
      <text:p text:style-name="P39"><text:span text:style-name="T17">Прикладные системы и программы __</text:span><text:span text:style-name="T19">Gnuplot, bc</text:span><text:span text:style-name="T17"> <text:s text:c="135"/></text:span></text:p>
      <text:p text:style-name="P27">_________________________________________________________________________________________________</text:p>
      <text:p text:style-name="P38"><text:span text:style-name="T4">Местонахождение и имена файлов программ и данных на домашнем компьютере ______</text:span><text:span text:style-name="T9">home/</text:span><text:span text:style-name="T15">br_zahar</text:span><text:span text:style-name="T9">_________</text:span></text:p>
      <text:p text:style-name="P42"><text:span text:style-name="T21">6. Идея, метод, алгоритм </text:span><text:span text:style-name="T33">решения задачи</text:span><text:span text:style-name="T21"> </text:span><text:span text:style-name="T33">(в формах:</text:span><text:span text:style-name="T21"> </text:span><text:span text:style-name="T33">словесной,</text:span><text:span text:style-name="T21"> </text:span><text:span text:style-name="T33">псевдокода,</text:span><text:span text:style-name="T21"> </text:span><text:span text:style-name="T33">графической</text:span><text:span text:style-name="T21"> </text:span><text:span text:style-name="T33">[блок-схема,</text:span><text:span text:style-name="T21"> </text:span><text:span text:style-name="T33">диаграмма,</text:span><text:span text:style-name="T21"> </text:span><text:span text:style-name="T33">рисунок,</text:span><text:span text:style-name="T21"> </text:span><text:span text:style-name="T33">таблица] или формальные спецификации с пред- и постусловиями)</text:span></text:p>
      <text:list xml:id="list754360773" text:style-name="Numbering_20_123">
        <text:list-item>
          <text:p text:style-name="P49">Напишем программу выводящую Hello, world!, с синтаксической ошибкой.</text:p>
        </text:list-item>
        <text:list-item>
          <text:p text:style-name="P49">Попробуем скомпилировать программу. Компилятор укажет нам на синтаксическую ошибку.</text:p>
        </text:list-item>
        <text:list-item>
          <text:p text:style-name="P49">Исправим указанную компилятором ошибку, затем скомпилируем программу заново, при этом программа должна выдавать верный результат.</text:p>
        </text:list-item>
      </text:list>
      <text:p text:style-name="P17"/>
      <text:p text:style-name="P17"/>
      <text:p text:style-name="P17"/>
      <text:list xml:id="list3754163902" text:style-name="WWNum3">
        <text:list-item>
          <text:p text:style-name="P50"><text:span text:style-name="T21">Сценарий выполнения работы </text:span><text:span text:style-name="T33">[план работы,</text:span><text:span text:style-name="T21"> </text:span><text:span text:style-name="T33">первоначальный текст программы в черновике</text:span><text:span text:style-name="T21"> </text:span><text:span text:style-name="T33">(можно на отдельном листе)</text:span><text:span text:style-name="T21"> </text:span><text:span text:style-name="T33">и</text:span><text:span text:style-name="T21"> </text:span><text:span text:style-name="T33">тесты либо соображения по тестированию].</text:span></text:p>
        </text:list-item>
      </text:list>
      <text:p text:style-name="P22"/>
      <text:p text:style-name="P22"/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35">Пункты 1-7 отчета составляются строго до начала лабораторной работы.</text:p>
      <text:p text:style-name="P40"><text:span text:style-name="T24"><text:tab/><text:tab/><text:tab/><text:tab/>Допущен к выполнению работы. </text:span><text:span text:style-name="T21">Подпись препод</text:span><text:bookmark text:name="_GoBack"/><text:span text:style-name="T21">авателя</text:span><text:span text:style-name="T24"> </text:span><text:span text:style-name="T21">_____________________</text:span></text:p>
      <text:list xml:id="list1866453078" text:style-name="WWNum4">
        <text:list-item>
          <text:p text:style-name="P51"><text:span text:style-name="T21">Распечатка протокола </text:span><text:span text:style-name="T33">(подклеить листинг окончательного варианта программы с тестовыми примерами,</text:span><text:span text:style-name="T21"> </text:span><text:span text:style-name="T33">подписанный</text:span><text:span text:style-name="T21"> </text:span><text:span text:style-name="T33">преподавателем).</text:span></text:p>
        </text:list-item>
      </text:list>
      <text:p text:style-name="P56">Код (с ошибкой):</text:p>
      <text:p text:style-name="P52"><text:span text:style-name="T40">#include </text:span><text:span text:style-name="T42">&lt;stdio.h&gt;</text:span></text:p>
      <text:p text:style-name="P58"><text:span text:style-name="T39">int</text:span> main(){</text:p>
      <text:p text:style-name="P58">printf(Hello, world!\n);</text:p>
      <text:p text:style-name="P58"><text:span text:style-name="T39">return</text:span> <text:span text:style-name="T44">0</text:span>;</text:p>
      <text:p text:style-name="P58">}</text:p>
      <text:p text:style-name="P56">Терминал:</text:p>
      <text:p text:style-name="P56">br_zahar@Zahar-Lenovo-ideapad-330-15IKB:~/Programs/C++/Lessons$ gcc –std=с99 -Wall –pedantic main.c 2&gt;&amp;1 | more</text:p>
      <text:p text:style-name="P56">main.c: In function ‘main’:</text:p>
      <text:p text:style-name="P56">main.c:4:12: error: ‘Hello’ undeclared (first use in this function); did you mean ‘ftello’?</text:p>
      <text:p text:style-name="P56"><text:s text:c="4"/>4 | <text:s text:c="4"/>printf(Hello, world!\n);</text:p>
      <text:p text:style-name="P56"><text:s text:c="6"/>| <text:s text:c="11"/>^~~~~</text:p>
      <text:p text:style-name="P56"><text:s text:c="6"/>| <text:s text:c="11"/>ftello</text:p>
      <text:p text:style-name="P56">main.c:4:12: note: each undeclared identifier is reported only once for each function it appears in</text:p>
      <text:p text:style-name="P56">main.c:4:19: error: ‘world’ undeclared (first use in this function)</text:p>
      <text:p text:style-name="P56"><text:s text:c="4"/>4 | <text:s text:c="4"/>printf(Hello, world!\n);</text:p>
      <text:p text:style-name="P56"><text:s text:c="6"/>| <text:s text:c="18"/>^~~~~</text:p>
      <text:p text:style-name="P56">main.c:4:24: error: expected ‘)’ before ‘!’ token</text:p>
      <text:p text:style-name="P56"><text:s text:c="4"/>4 | <text:s text:c="4"/>printf(Hello, world!\n);</text:p>
      <text:p text:style-name="P56"><text:s text:c="6"/>| <text:s text:c="10"/>~ <text:s text:c="11"/>^</text:p>
      <text:p text:style-name="P56"><text:s text:c="6"/>| <text:s text:c="23"/>)</text:p>
      <text:p text:style-name="P56">main.c:4:25: error: stray ‘\’ in program</text:p>
      <text:p text:style-name="P56"><text:s text:c="4"/>4 | <text:s text:c="4"/>printf(Hello, world!\n);</text:p>
      <text:p text:style-name="P56"><text:s text:c="6"/>| <text:s text:c="24"/>^</text:p>
      <text:p text:style-name="P56">Код (без ошибки):</text:p>
      <text:p text:style-name="P52"><text:span text:style-name="T40">#include </text:span><text:span text:style-name="T42">&lt;stdio.h&gt;</text:span></text:p>
      <text:p text:style-name="P58"><text:span text:style-name="T39">int</text:span> main(){</text:p>
      <text:p text:style-name="P58">printf(<text:span text:style-name="T41">"Hello, world!\n"</text:span>);</text:p>
      <text:p text:style-name="P58"><text:span text:style-name="T39">return</text:span> <text:span text:style-name="T44">0</text:span>;</text:p>
      <text:p text:style-name="P57"><text:span text:style-name="T43">}</text:span></text:p>
      <text:p text:style-name="P56">Терминал:</text:p>
      <text:p text:style-name="P56">br_zahar@Zahar-Lenovo-ideapad-330-15IKB:~/Programs/C++/Lessons$ gcc main.c</text:p>
      <text:p text:style-name="P56">Работа программы:</text:p>
      <text:p text:style-name="P56">br_zahar@Zahar-Lenovo-ideapad-330-15IKB:~/Programs/C++/Lessons$ ./a.out</text:p>
      <text:p text:style-name="P56">Hello, world!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5"/>
      <text:list xml:id="list873672414" text:style-name="WWNum5">
        <text:list-item>
          <text:p text:style-name="P53"><text:soft-page-break/><text:span text:style-name="T21">Дневник отладки </text:span><text:span text:style-name="T33">должен содержать дату и время сеансов отладки, и основные события</text:span><text:span text:style-name="T21"> </text:span><text:span text:style-name="T33">(ошибки в сценарии и программе,</text:span><text:span text:style-name="T21"> </text:span><text:span text:style-name="T33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28">№</text:p>
          </table:table-cell>
          <table:table-cell table:style-name="Таблица1.B1" office:value-type="string">
            <text:p text:style-name="P33">Лаб.</text:p>
          </table:table-cell>
          <table:table-cell table:style-name="Таблица1.B1" office:value-type="string">
            <text:p text:style-name="P29">Дата</text:p>
          </table:table-cell>
          <table:table-cell table:style-name="Таблица1.B1" office:value-type="string">
            <text:p text:style-name="P29">Время</text:p>
          </table:table-cell>
          <table:table-cell table:style-name="Таблица1.B1" office:value-type="string">
            <text:p text:style-name="P30">Событие</text:p>
          </table:table-cell>
          <table:table-cell table:style-name="Таблица1.B1" office:value-type="string">
            <text:p text:style-name="P31">Действие по исправлению</text:p>
          </table:table-cell>
          <table:table-cell table:style-name="Таблица1.B1" office:value-type="string">
            <text:p text:style-name="P32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19"/>
          </table:table-cell>
          <table:table-cell table:style-name="Таблица1.B2" office:value-type="string">
            <text:p text:style-name="P33">или</text:p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</table:table-row>
        <table:table-row table:style-name="Таблица1.3">
          <table:table-cell table:style-name="Таблица1.A3" office:value-type="string">
            <text:p text:style-name="P19"/>
          </table:table-cell>
          <table:table-cell table:style-name="Таблица1.B3" office:value-type="string">
            <text:p text:style-name="P33">дом.</text:p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</table:table-row>
        <table:table-row table:style-name="Таблица1.4">
          <table:table-cell table:style-name="Таблица1.A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</table:table-row>
      </table:table>
      <text:p text:style-name="P20"/>
      <text:list xml:id="list253937362" text:style-name="WWNum6">
        <text:list-item>
          <text:p text:style-name="P54"><text:span text:style-name="T21">Замечания автора </text:span><text:span text:style-name="T4">по существу работы</text:span><text:span text:style-name="T9"> ________________________________________________________ _______________________________________________________________________________________________________________________________________________________________________ <text:s text:c="186"/></text:span></text:p>
        </text:list-item>
        <text:list-item>
          <text:p text:style-name="P47">Выводы</text:p>
        </text:list-item>
      </text:list>
      <text:p text:style-name="P23"/>
      <text:p text:style-name="P37"><text:span text:style-name="T34">Я </text:span><text:span text:style-name="T37">научился </text:span><text:span text:style-name="T38">писать и компилировать простейшие программы на языке Си.______________</text:span><text:span text:style-name="T37">___________________ _</text:span><text:span text:style-name="T36">_________________________________ </text:span>_________________________________________________ <text:s text:c="6"/>___ <text:s text:c="79"/></text:p>
      <text:p text:style-name="P37">___________________________________________________________________ <text:s text:c="59"/></text:p>
      <text:p text:style-name="P37">___________________________________________________________________ <text:s text:c="59"/></text:p>
      <text:p text:style-name="P37">___________________________________________________________________ <text:s text:c="59"/></text:p>
      <text:p text:style-name="P37">___________________________________________________________________ <text:s text:c="59"/></text:p>
      <text:p text:style-name="P37">___________________________________________________________________ <text:s text:c="59"/></text:p>
      <text:p text:style-name="P41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1"/>
      <text:p text:style-name="P34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2-10-24T15:19:15.815984054</dc:date>
    <meta:editing-cycles>35</meta:editing-cycles>
    <meta:editing-duration>PT3H26M22S</meta:editing-duration>
    <meta:generator>LibreOffice/7.3.6.2$Linux_X86_64 LibreOffice_project/30$Build-2</meta:generator>
    <meta:document-statistic meta:table-count="1" meta:image-count="0" meta:object-count="0" meta:page-count="3" meta:paragraph-count="92" meta:word-count="503" meta:character-count="6948" meta:non-whitespace-character-count="55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